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ingQuoteString.test_string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_singQuoteString.test_string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_singQuoteString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Test_singQuoteString.test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SONScannerTest_singQuoteString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ScannerTest_singQuoteString.test_string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